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40pt" fo:font-weight="bold" style:font-size-asian="40pt" style:font-weight-asian="bold" style:font-size-complex="40pt" style:font-weight-complex="bold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margin-left="0cm" fo:margin-right="0cm" style:line-height-at-least="0.556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line-height="100%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556cm" fo:orphans="2" fo:widows="2" fo:text-indent="0cm" style:auto-text-indent="false" fo:padding="0cm" fo:border="none"/>
      <style:text-properties fo:font-variant="normal" fo:text-transform="none" fo:color="#252525" style:font-name="Helvetica Neue" fo:font-size="9.7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line-height-at-least="0.556cm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top="0cm" fo:margin-bottom="0cm" style:line-height-at-least="0.556cm" fo:orphans="2" fo:widows="2" fo:padding="0cm" fo:border="none"/>
      <style:text-properties fo:font-variant="normal" fo:text-transform="none" fo:color="#252525" style:font-name="Helvetica Neue" fo:font-size="9.75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cm" style:line-height-at-least="0.556cm" fo:orphans="2" fo:widows="2" fo:padding="0cm" fo:border="non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52525" style:font-name="Helvetica Neue" fo:font-size="9.75pt" fo:letter-spacing="normal" fo:font-style="normal" fo:font-weight="normal"/>
    </style:style>
    <style:style style:name="T3" style:family="text">
      <style:text-properties fo:font-variant="normal" fo:text-transform="none" fo:color="#252525" style:font-name="Helvetica Neue" fo:font-size="9.75pt" fo:letter-spacing="normal" fo:font-style="normal" fo:font-weight="bold"/>
    </style:style>
    <style:style style:name="T4" style:family="text">
      <style:text-properties fo:font-variant="normal" fo:text-transform="none" fo:color="#0b0080" style:text-line-through-style="none" style:font-name="Helvetica Neue" fo:font-size="9.75pt" fo:letter-spacing="normal" fo:font-style="normal" style:text-underline-style="none" fo:font-weight="normal" style:text-blinking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Exam correction personelle</text:p>
      <text:p text:style-name="P2"/>
      <text:p text:style-name="P3"><text:span text:style-name="T2">La </text:span><text:span text:style-name="T3">résolution de problème</text:span><text:span text:style-name="T2"> est le processus d'identification puis de mise en œuvre d'une solution à un </text:span><text:a xlink:type="simple" xlink:href="http://fr.wikipedia.org/wiki/Problème"><text:span text:style-name="T4">problème</text:span></text:a><text:span text:style-name="T2">.</text:span></text:p>
      <text:p text:style-name="P4"><text:span text:style-name="T2">C'est généralement un processus en quatre étapes</text:span><text:bookmark text:name="cite_ref-1"/><text:a xlink:type="simple" xlink:href="http://fr.wikipedia.org/wiki/Résolution_de_problème#cite_note-1"><text:span text:style-name="T4">1</text:span></text:a><text:span text:style-name="T2"> :</text:span></text:p>
      <text:list xml:id="list1809736309" text:style-name="L1">
        <text:list-item>
          <text:p text:style-name="P5"><text:span text:style-name="T1">Identification</text:span> : Comprendre la situation, identifier les problèmes prioritaires, définir les objectifs visés</text:p>
        </text:list-item>
        <text:list-item>
          <text:p text:style-name="P7"><text:span text:style-name="T1">Analyse</text:span> : Rechercher les causes possibles, remonter à la cause racine ou aux causes principales</text:p>
        </text:list-item>
        <text:list-item>
          <text:p text:style-name="P7"><text:span text:style-name="T1">Solution</text:span> : Rechercher et sélectionner une ou un groupe de solutions à mettre en place</text:p>
        </text:list-item>
        <text:list-item>
          <text:p text:style-name="P7"><text:span text:style-name="T1">Mise en oeuvre</text:span> : Mettre en œuvre le plan d’action, vérifier, pérénniser et diffuser les résultats obtenus</text:p>
        </text:list-item>
      </text:list>
      <text:p text:style-name="Text_20_body"/>
      <text:p text:style-name="Standard">Exemple : </text:p>
      <text:p text:style-name="Standard">. diviser pour régner</text:p>
      <text:list xml:id="list1248552393" text:style-name="L2">
        <text:list-item>
          <text:p text:style-name="P6"><text:a xlink:type="simple" xlink:href="http://fr.wikipedia.org/wiki/Tours_de_Hanoï"><text:span text:style-name="T4">Tours de Hanoï</text:span></text:a></text:p>
        </text:list-item>
        <text:list-item>
          <text:p text:style-name="P8"><text:a xlink:type="simple" xlink:href="http://fr.wikipedia.org/wiki/Problème_des_huit_dames"><text:span text:style-name="T4">Problème des huit dames</text:span></text:a></text:p>
        </text:list-item>
        <text:list-item>
          <text:p text:style-name="P8"><text:a xlink:type="simple" xlink:href="http://fr.wikipedia.org/wiki/Problèmes_de_passage_de_rivière"><text:span text:style-name="T4">Problèmes de passage de rivière</text:span></text:a></text:p>
        </text:list-item>
        <text:list-item>
          <text:p text:style-name="P8"><text:a xlink:type="simple" xlink:href="http://fr.wikipedia.org/wiki/Problème_des_sept_ponts_de_Königsberg"><text:span text:style-name="T4">Problème des sept ponts de Königsberg</text:span></text:a></text:p>
        </text:list-item>
      </text:list>
      <text:p text:style-name="Standard"/>
      <text:p text:style-name="Standard"><text:a xlink:type="simple" xlink:href="http://fr.wikipedia.org/wiki/Intelligence_collective#Fourmis_:_r.C3.A9solution_de_probl.C3.A8mes">http://fr.wikipedia.org/wiki/Intelligence_collective#Fourmis_:_r.C3.A9solution_de_probl.C3.A8m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4-10T09:27:14</meta:creation-date>
    <dc:date>2014-04-10T09:34:40</dc:date>
    <dc:creator>JackDanny </dc:creator>
    <meta:editing-duration>PT6M46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14" meta:word-count="122" meta:character-count="825" meta:non-whitespace-character-count="724"/>
  </office:meta>
</office:document-meta>
</file>